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0CC8437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Header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 style:master-page-name="">
      <style:paragraph-properties fo:margin-left="0cm" fo:margin-right="-0.004cm" fo:text-align="justify" style:justify-single-word="false" fo:text-indent="0cm" style:auto-text-indent="false" style:page-number="auto" fo:padding-left="0cm" fo:padding-right="0cm" fo:padding-top="0cm" fo:padding-bottom="0.035cm" fo:border-left="none" fo:border-right="none" fo:border-top="none" fo:border-bottom="0.018cm solid #000000" style:shadow="none">
        <style:tab-stops>
          <style:tab-stop style:position="8.251cm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Standard" style:list-style-name="WW8Num1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style:font-name="Arial" fo:font-size="11pt" style:font-size-asian="11pt" style:font-size-complex="11pt"/>
    </style:style>
    <style:style style:name="T1" style:family="text">
      <style:text-properties text:display="none"/>
    </style:style>
    <style:style style:name="T2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3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name-asian="Courier New1" style:font-weight-asian="bold" style:font-name-complex="Courier New1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/>
    </style:style>
    <style:style style:name="T8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%#include </text:span><text:span text:style-name="T5">enTetesDecisionRFM</text:span><text:span text:style-name="T4">#%</text:span></text:p>
      <text:p text:style-name="P4"/>
      <text:p text:style-name="P6">%=OBJET=%</text:p>
      <text:p text:style-name="P1"/>
      <text:p text:style-name="P1"/>
      <text:p text:style-name="P1">%=TITRE=%</text:p>
      <text:p text:style-name="P1"/>
      <text:p text:style-name="P1"><text:span text:style-name="T6">%=REMISE=%</text:span><text:span text:style-name="T7"> %=MEMENTO=%</text:span> %=TRAITEMENT=%</text:p>
      <text:p text:style-name="P1"/>
      <text:p text:style-name="P1">%=CONTROLE=%</text:p>
      <text:p text:style-name="P1"/>
      <text:list xml:id="list33492632" text:style-name="WW8Num1">
        <text:list-item>
          <text:p text:style-name="P7">%=CALENDRIER=%</text:p>
        </text:list-item>
        <text:list-item>
          <text:p text:style-name="P7">%=DENTS=%</text:p>
        </text:list-item>
        <text:list-item>
          <text:p text:style-name="P7">%=POINT=%</text:p>
        </text:list-item>
        <text:list-item>
          <text:p text:style-name="P7">%=QUANTITE=%</text:p>
        </text:list-item>
        <text:list-item>
          <text:p text:style-name="P7">%=NOMBRE=%</text:p>
        </text:list-item>
      </text:list>
      <text:p text:style-name="P1"/>
      <text:p text:style-name="P1">%=ADRESSE=%</text:p>
      <text:p text:style-name="P1"/>
      <text:p text:style-name="P1">%=SALUTATIONS=%</text:p>
      <text:p text:style-name="P1"/>
      <text:p text:style-name="P1"/>
      <text:p text:style-name="P3"><text:tab/><text:span text:style-name="T2">%#</text:span><text:span text:style-name="T3">include <text:s/>signatureRFM</text:span><text:span text:style-name="T2">#%</text:span></text:p>
      <text:p text:style-name="P1"/>
      <text:p text:style-name="P1"/>
      <text:p text:style-name="P2"><text:span text:style-name="T8">%=ANNEXE=%</text:span>: %=MENTIONNE=%<text:bookmark-start text:name="_PictureBullets"/><text:span text:style-name="T1"><draw:frame draw:style-name="fr1" draw:name="graphics1" text:anchor-type="as-char" svg:width="0.318cm" svg:height="0.318cm" draw:z-index="0"><draw:image xlink:href="Pictures/100002000000000C0000000C0CC8437E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WW8Num1z0" style:family="text">
      <style:text-properties fo:color="#000000" style:font-name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00"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fo:color="#000000" style:font-name="Wingdings" fo:font-size="10pt" style:font-size-asian="10pt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fo:color="#000000"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Lettre n° </dc:title>
    <meta:initial-creator>Eggstein Philippe</meta:initial-creator>
    <meta:creation-date>2009-07-21T14:27:00</meta:creation-date>
    <dc:date>2014-11-20T13:35:03.94</dc:date>
    <meta:print-date>2009-07-21T14:36:00</meta:print-date>
    <meta:editing-cycles>13</meta:editing-cycles>
    <meta:editing-duration>PT1H33M20S</meta:editing-duration>
    <meta:document-statistic meta:table-count="0" meta:image-count="1" meta:object-count="0" meta:page-count="1" meta:paragraph-count="14" meta:word-count="24" meta:character-count="233"/>
    <meta:user-defined meta:name="Info 1"/>
    <meta:user-defined meta:name="Info 2"/>
    <meta:user-defined meta:name="Info 3"/>
    <meta:user-defined meta:name="Info 4"/>
    <meta:user-defined meta:name="_AdHocReviewCycleID" meta:value-type="string">-1716166923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